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a6d2d" officeooo:paragraph-rsid="001a6d2d"/>
    </style:style>
    <style:style style:name="P2" style:family="paragraph" style:parent-style-name="Standard">
      <style:paragraph-properties fo:text-align="justify" style:justify-single-word="false"/>
      <style:text-properties officeooo:rsid="0019e90f" officeooo:paragraph-rsid="001a6d2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a6d2d" officeooo:paragraph-rsid="001a6d2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296481" officeooo:paragraph-rsid="00296481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296481" officeooo:paragraph-rsid="00296481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rsid="001d34d1" officeooo:paragraph-rsid="001d34d1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d34d1" officeooo:paragraph-rsid="001d34d1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2d411a" officeooo:paragraph-rsid="002d411a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tyle="italic" fo:font-weight="bold" officeooo:rsid="002d411a" officeooo:paragraph-rsid="002d411a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tyle="italic" fo:font-weight="normal" officeooo:rsid="002d411a" officeooo:paragraph-rsid="002d411a" style:font-style-asian="italic" style:font-weight-asian="normal" style:font-style-complex="italic" style:font-weight-complex="normal"/>
    </style:style>
    <style:style style:name="T1" style:family="text">
      <style:text-properties officeooo:rsid="001d34d1"/>
    </style:style>
    <style:style style:name="T2" style:family="text">
      <style:text-properties officeooo:rsid="00296481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is Git?</text:p>
      <text:p text:style-name="P2"/>
      <text:p text:style-name="P1">How to sign up in GITHUB?</text:p>
      <text:p text:style-name="P1"/>
      <text:p text:style-name="P1">How to initialize Git </text:p>
      <text:p text:style-name="P1"/>
      <text:p text:style-name="P3">Command : git init </text:p>
      <text:p text:style-name="P3"/>
      <text:p text:style-name="P4">how to check status in git</text:p>
      <text:p text:style-name="P4"/>
      <text:p text:style-name="P5">Command : git status</text:p>
      <text:p text:style-name="P4"/>
      <text:p text:style-name="P4">how to create user name in git</text:p>
      <text:p text:style-name="P1"/>
      <text:p text:style-name="P5">Command: <text:span text:style-name="T1">git </text:span>config u<text:span text:style-name="T1">ser.name “</text:span>h<text:span text:style-name="T1">eman”</text:span></text:p>
      <text:p text:style-name="P1"/>
      <text:p text:style-name="P4">how to create user email in git</text:p>
      <text:p text:style-name="P6"/>
      <text:p text:style-name="P7"><text:span text:style-name="T2">Command: </text:span>git <text:span text:style-name="T2">config</text:span> user.email <text:a xlink:type="simple" xlink:href="mailto:hemamahesh0103@gmail.com" text:style-name="Internet_20_link" text:visited-style-name="Visited_20_Internet_20_Link">hemamahesh0103<text:span text:style-name="T2">@gmail.com</text:span></text:a></text:p>
      <text:p text:style-name="P7"/>
      <text:p text:style-name="P4">how to view list in git</text:p>
      <text:p text:style-name="P4"/>
      <text:p text:style-name="P5">Command: git config –list</text:p>
      <text:p text:style-name="P5"/>
      <text:p text:style-name="P4">Origin Command</text:p>
      <text:p text:style-name="P4"/>
      <text:p text:style-name="P5">Command: git push origin master</text:p>
      <text:p text:style-name="P6"/>
      <text:p text:style-name="P8">pull command:git pull</text:p>
      <text:p text:style-name="P9"/>
      <text:p text:style-name="P9">downloand <text:span text:style-name="T3">:source tree</text:span></text:p>
      <text:p text:style-name="P10"/>
      <text:p text:style-name="P10">Install Source Tree</text:p>
      <text:p text:style-name="P10"/>
      <text:p text:style-name="P10">Clone with Existing Repository</text:p>
      <text:p text:style-name="P10"/>
      <text:p text:style-name="P10">Give Source Path</text:p>
      <text:p text:style-name="P10"/>
      <text:p text:style-name="P10">Click on Clone</text:p>
      <text:p text:style-name="P10"/>
      <text:p text:style-name="P10">Check what are the update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1T21:45:08.869306300</meta:creation-date>
    <dc:date>2025-02-13T14:08:40.390893800</dc:date>
    <meta:editing-duration>PT33M48S</meta:editing-duration>
    <meta:editing-cycles>4</meta:editing-cycles>
    <meta:generator>LibreOffice/25.2.0.3$Windows_X86_64 LibreOffice_project/e1cf4a87eb02d755bce1a01209907ea5ddc8f069</meta:generator>
    <meta:document-statistic meta:table-count="0" meta:image-count="0" meta:object-count="0" meta:page-count="1" meta:paragraph-count="21" meta:word-count="92" meta:character-count="518" meta:non-whitespace-character-count="445"/>
  </office:meta>
</office:document-meta>
</file>